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 дел = 40 атм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 = 12 mm</text:p>
          </table:table-cell>
          <table:table-cell office:value-type="string" calcext:value-type="string">
            <text:p>D = 6.85 mm</text:p>
          </table:table-cell>
          <table:table-cell office:value-type="string" calcext:value-type="string">
            <text:p>m = 0.6g</text:p>
          </table:table-cell>
          <table:table-cell/>
          <table:table-cell office:value-type="string" calcext:value-type="string">
            <text:p>L = 7.55 mm </text:p>
          </table:table-cell>
          <table:table-cell office:value-type="string" calcext:value-type="string">
            <text:p>D = 6.7 mm</text:p>
          </table:table-cell>
          <table:table-cell office:value-type="string" calcext:value-type="string">
            <text:p>m = 0.267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, дел</text:p>
          </table:table-cell>
          <table:table-cell office:value-type="string" calcext:value-type="string">
            <text:p>t, мкс</text:p>
          </table:table-cell>
          <table:table-cell table:number-columns-repeated="2"/>
          <table:table-cell office:value-type="string" calcext:value-type="string">
            <text:p>p, дел</text:p>
          </table:table-cell>
          <table:table-cell office:value-type="string" calcext:value-type="string">
            <text:p>t, мкс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0.6" calcext:value-type="float">
            <text:p>50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5.9" calcext:value-type="float">
            <text:p>45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9.1" calcext:value-type="float">
            <text:p>3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9.2" calcext:value-type="float">
            <text:p>39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6.8" calcext:value-type="float">
            <text:p>36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7.9" calcext:value-type="float">
            <text:p>37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7.8" calcext:value-type="float">
            <text:p>37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6.2" calcext:value-type="float">
            <text:p>3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.6" calcext:value-type="float">
            <text:p>36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8.4" calcext:value-type="float">
            <text:p>38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.5" calcext:value-type="float">
            <text:p>85.5</text:p>
          </table:table-cell>
          <table:table-cell office:value-type="float" office:value="41.2" calcext:value-type="float">
            <text:p>41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3.4" calcext:value-type="float">
            <text:p>83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0.8" calcext:value-type="float">
            <text:p>70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.5" calcext:value-type="float">
            <text:p>32.5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63.4" calcext:value-type="float">
            <text:p>63.4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4.4" calcext:value-type="float">
            <text:p>54.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22:46.150570852</meta:creation-date>
    <dc:date>2024-03-01T19:08:51.655802220</dc:date>
    <meta:editing-duration>PT20M4S</meta:editing-duration>
    <meta:editing-cycles>1</meta:editing-cycles>
    <meta:document-statistic meta:table-count="1" meta:cell-count="54" meta:object-count="0"/>
    <meta:generator>LibreOffice/24.2.0.3$Linux_X86_64 LibreOffice_project/420$Build-3</meta:generator>
  </office:meta>
</office:document-meta>
</file>